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co1" style:family="table-column">
      <style:table-column-properties style:column-width="4.927cm" style:use-optimal-column-width="false"/>
    </style:style>
    <style:style style:name="co2" style:family="table-column">
      <style:table-column-properties style:column-width="4.931cm" style:use-optimal-column-width="false"/>
    </style:style>
    <style:style style:name="co3" style:family="table-column">
      <style:table-column-properties style:column-width="4.106cm" style:use-optimal-column-width="false"/>
    </style:style>
    <style:style style:name="co4" style:family="table-column">
      <style:table-column-properties style:column-width="4.109cm" style:use-optimal-column-width="false"/>
    </style:style>
    <style:style style:name="co5" style:family="table-column">
      <style:table-column-properties style:column-width="6.027cm" style:use-optimal-column-width="false"/>
    </style:style>
    <style:style style:name="co6" style:family="table-column">
      <style:table-column-properties style:column-width="4.649cm" style:use-optimal-column-width="false"/>
    </style:style>
    <style:style style:name="co7" style:family="table-column">
      <style:table-column-properties style:column-width="4.665cm" style:use-optimal-column-width="false"/>
    </style:style>
    <style:style style:name="co8" style:family="table-column">
      <style:table-column-properties style:column-width="6.502cm" style:use-optimal-column-width="false"/>
    </style:style>
    <style:style style:name="co9" style:family="table-column">
      <style:table-column-properties style:column-width="6.50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21cm"/>
    </style:style>
    <style:style style:name="ro3" style:family="table-row">
      <style:table-row-properties style:row-height="1.124cm"/>
    </style:style>
    <style:style style:name="ro4" style:family="table-row">
      <style:table-row-properties style:row-height="1.219cm"/>
    </style:style>
    <style:style style:name="ro5" style:family="table-row">
      <style:table-row-properties style:row-height="1.22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éseau de voiture autonome<text:tab/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La pré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je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éseau de voiture autonome</text:p>
                <text:list>
                  <text:list-item>
                    <text:p>Robots</text:p>
                  </text:list-item>
                  <text:list-item>
                    <text:p>Autonomie</text:p>
                  </text:list-item>
                  <text:list-item>
                    <text:p>Exploration labyrinthe</text:p>
                  </text:list-item>
                  <text:list-item>
                    <text:p>Rése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urquoi problématiqu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ablabla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ématiqu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mment explorer et modéliser un labyrinthe 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t de l'ar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calisation entre robots fait par capteur à ultrason</text:p>
              </text:list-item>
              <text:list-item>
                <text:p>IC : problème ? Pourquoi on essaye de l'éviter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éseau</text:p>
                <text:list>
                  <text:list-item>
                    <text:p>RF</text:p>
                  </text:list-item>
                </text:list>
              </text:list-item>
              <text:list-item>
                <text:p>Voiture</text:p>
                <text:list>
                  <text:list-item>
                    <text:p>Arduino + Servomoteur</text:p>
                  </text:list-item>
                  <text:list-item>
                    <text:p>Compas</text:p>
                  </text:list-item>
                </text:list>
              </text:list-item>
              <text:list-item>
                <text:p>Serveur</text:p>
                <text:list>
                  <text:list-item>
                    <text:p>R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te de contrôle</text:p>
          </draw:text-box>
        </draw:frame>
        <draw:frame draw:style-name="standard" draw:layer="layout" svg:width="24.638cm" svg:height="3.626cm" svg:x="1.4cm" svg:y="4.914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rix (€)</text:p>
              </table:table-cell>
              <table:table-cell>
                <text:p>RAM</text:p>
              </table:table-cell>
              <table:table-cell>
                <text:p>Alimentation</text:p>
              </table:table-cell>
              <table:table-cell>
                <text:p>Autre</text:p>
              </table:table-cell>
            </table:table-row>
            <table:table-row table:style-name="ro1" table:default-cell-style-name="ce1">
              <table:table-cell>
                <text:p>Arduino</text:p>
              </table:table-cell>
              <table:table-cell>
                <text:p>25</text:p>
              </table:table-cell>
              <table:table-cell/>
              <table:table-cell/>
              <table:table-cell>
                <text:p>Modulable</text:p>
              </table:table-cell>
            </table:table-row>
            <table:table-row table:style-name="ro1" table:default-cell-style-name="ce1">
              <table:table-cell>
                <text:p>Raspberry Pi</text:p>
              </table:table-cell>
              <table:table-cell>
                <text:p>40</text:p>
              </table:table-cell>
              <table:table-cell/>
              <table:table-cell/>
              <table:table-cell>
                <text:p>Plus cher, couche O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de communication wireless</text:p>
          </draw:text-box>
        </draw:frame>
        <draw:frame draw:style-name="standard" draw:layer="layout" svg:width="24.638cm" svg:height="4.859cm" svg:x="1.4cm" svg:y="4.914cm" presentation:class="table" presentation:user-transformed="true">
          <table:table table:template-name="sun" table:use-first-row-styles="true" table:use-first-column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Prix</text:p>
              </table:table-cell>
              <table:table-cell>
                <text:p>Fréquence</text:p>
              </table:table-cell>
              <table:table-cell>
                <text:p>Accessibilité</text:p>
              </table:table-cell>
              <table:table-cell>
                <text:p>Perte / Bruit</text:p>
              </table:table-cell>
              <table:table-cell>
                <text:p>Distance</text:p>
              </table:table-cell>
            </table:table-row>
            <table:table-row table:style-name="ro1" table:default-cell-style-name="ce1">
              <table:table-cell>
                <text:p>Zigbee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Radio Freq.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Wifi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Bluetooth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Cartographie</text:p>
          </draw:text-box>
        </draw:frame>
        <draw:frame draw:style-name="standard" draw:layer="layout" svg:width="24.638cm" svg:height="2.915cm" svg:x="1.4cm" svg:y="4.914cm" presentation:class="table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rix</text:p>
              </table:table-cell>
              <table:table-cell>
                <text:p>Distance</text:p>
              </table:table-cell>
              <table:table-cell>
                <text:p>Rayon</text:p>
              </table:table-cell>
              <table:table-cell/>
            </table:table-row>
            <table:table-row table:style-name="ro1" table:default-cell-style-name="ce1">
              <table:table-cell>
                <text:p>US</text:p>
              </table:table-cell>
              <table:table-cell>
                <text:p>2€ - 20€</text:p>
              </table:table-cell>
              <table:table-cell>
                <text:p>20m</text:p>
              </table:table-cell>
              <table:table-cell>
                <text:p>20°</text:p>
              </table:table-cell>
              <table:table-cell/>
            </table:table-row>
            <table:table-row table:style-name="ro1" table:default-cell-style-name="ce1">
              <table:table-cell>
                <text:p>IR</text:p>
              </table:table-cell>
              <table:table-cell>
                <text:p>5 - 10€</text:p>
              </table:table-cell>
              <table:table-cell>
                <text:p>8m</text:p>
              </table:table-cell>
              <table:table-cell>
                <text:p>5°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7" draw:layer="layout" svg:width="24.639cm" svg:height="12.18cm" svg:x="1.4cm" svg:y="4.914cm" presentation:class="subtitle">
          <draw:text-box>
            <text:p>A vérifier</text:p>
          </draw:text-box>
        </draw:frame>
        <draw:frame draw:style-name="standard" draw:layer="layout" svg:width="24.638cm" svg:height="4.486cm" svg:x="1.363cm" svg:y="13.344cm">
          <table:table table:template-name="default" table:use-first-row-styles="true" table:use-first-column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1">
              <table:table-cell/>
              <table:table-cell>
                <text:p>Prix</text:p>
              </table:table-cell>
              <table:table-cell/>
              <table:table-cell/>
              <table:table-cell>
                <text:p>Utilité</text:p>
              </table:table-cell>
            </table:table-row>
            <table:table-row table:style-name="ro2" table:default-cell-style-name="ce1">
              <table:table-cell>
                <text:p>Accéléromètr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Gyroscope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Compas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résentation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raphe : </text:p>
                <text:list>
                  <text:list-item>
                    <text:p>Pourquoi ?</text:p>
                  </text:list-item>
                  <text:list-item>
                    <text:p>Comment ?</text:p>
                  </text:list-item>
                  <text:list-item>
                    <text:p>Illust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tocole :</text:p>
                <text:list>
                  <text:list-item>
                    <text:p>Quoi, quand, pourquoi ?</text:p>
                  </text:list-item>
                  <text:list-item>
                    <text:p>Dépendances des voitures ?</text:p>
                  </text:list-item>
                  <text:list-item>
                    <text:p>Protocole de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cu</text:p>
                <text:list>
                  <text:list-item>
                    <text:p>Compas</text:p>
                  </text:list-item>
                  <text:list-item>
                    <text:p>Robots Parallax</text:p>
                  </text:list-item>
                  <text:list-item>
                    <text:p>Systeme RF</text:p>
                  </text:list-item>
                  <text:list-item>
                    <text:p>LEDs ...</text:p>
                  </text:list-item>
                </text:list>
              </text:list-item>
              <text:list-item>
                <text:p>Demande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f fiche planning</text:p>
              </text:list-item>
              <text:list-item>
                <text:p>Ajouter création labyrinthe</text:p>
              </text:list-item>
            </text:list>
          </draw:text-box>
        </draw:frame>
        <draw:frame draw:style-name="standard" draw:layer="layout" svg:width="19.508cm" svg:height="6.098cm" svg:x="4.685cm" svg:y="9.832cm">
          <table:table table:template-name="default" table:use-first-row-styles="true" table:use-first-column-styles="true">
            <table:table-column table:style-name="co8"/>
            <table:table-column table:style-name="co8"/>
            <table:table-column table:style-name="co9"/>
            <table:table-row table:style-name="ro4" table:default-cell-style-name="ce2">
              <table:table-cell>
                <text:p><text:span text:style-name="T1">Sujet</text:span></text:p>
              </table:table-cell>
              <table:table-cell>
                <text:p><text:span text:style-name="T1">Sujet</text:span></text:p>
              </table:table-cell>
              <table:table-cell>
                <text:p><text:span text:style-name="T1">Date Limite</text:span></text:p>
              </table:table-cell>
            </table:table-row>
            <table:table-row table:style-name="ro4" table:default-cell-style-name="ce1">
              <table:table-cell>
                <text:p>Robot Explorateur</text:p>
              </table:table-cell>
              <table:table-cell>
                <text:p>Novembre</text:p>
              </table:table-cell>
              <table:table-cell>
                <text:p>Février</text:p>
              </table:table-cell>
            </table:table-row>
            <table:table-row table:style-name="ro4" table:default-cell-style-name="ce1">
              <table:table-cell>
                <text:p>Communication</text:p>
              </table:table-cell>
              <table:table-cell>
                <text:p>Novembre</text:p>
              </table:table-cell>
              <table:table-cell>
                <text:p>Février</text:p>
              </table:table-cell>
            </table:table-row>
            <table:table-row table:style-name="ro4" table:default-cell-style-name="ce1">
              <table:table-cell>
                <text:p>Réseau de robot</text:p>
              </table:table-cell>
              <table:table-cell>
                <text:p>Janvier</text:p>
              </table:table-cell>
              <table:table-cell>
                <text:p>Mars</text:p>
              </table:table-cell>
            </table:table-row>
            <table:table-row table:style-name="ro5" table:default-cell-style-name="ce1">
              <table:table-cell>
                <text:p>Post-traitement</text:p>
              </table:table-cell>
              <table:table-cell>
                <text:p>Février</text:p>
              </table:table-cell>
              <table:table-cell>
                <text:p>Mar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6-01-18T15:43:52</meta:creation-date>
    <dc:date>2016-02-22T17:25:12</dc:date>
    <dc:creator>paul </dc:creator>
    <meta:editing-duration>PT1H11M56S</meta:editing-duration>
    <meta:editing-cycles>27</meta:editing-cycles>
    <meta:generator>LibreOffice/3.5$Linux_X86_64 LibreOffice_project/350m1$Build-2</meta:generator>
    <meta:document-statistic meta:object-count="76"/>
  </office:meta>
</office:document-meta>
</file>